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103cm"/>
    </style:style>
    <style:style style:name="co3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DejaVu Sans"/>
    </style:style>
    <style:style style:name="ce2" style:family="table-cell" style:parent-style-name="Default">
      <style:table-cell-properties fo:background-color="transparent"/>
      <style:text-properties style:use-window-font-color="true" style:font-name="DejaVu Sans"/>
    </style:style>
    <style:style style:name="ce3" style:family="table-cell" style:parent-style-name="Default">
      <style:table-cell-properties fo:background-color="#c0c0c0"/>
      <style:text-properties style:use-window-font-color="true" style:font-name="DejaVu Sans"/>
    </style:style>
    <style:style style:name="ce4" style:family="table-cell" style:parent-style-name="Default">
      <style:table-cell-properties fo:background-color="#c0c0c0"/>
      <style:text-properties style:use-window-font-color="true" style:font-name="DejaVu Sans" style:font-name-asian="DejaVu Sans1" style:font-name-complex="DejaVu Sans1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table:formula="of:=RANDBETWEEN(1;100000)" office:value-type="float" office:value="49407">
            <text:p>49407</text:p>
          </table:table-cell>
          <table:table-cell table:style-name="ce2" office:value-type="string">
            <text:p>News: Bas thodi hi der me truth bahar aa jaega.</text:p>
          </table:table-cell>
          <table:table-cell table:style-name="ce2" office:value-type="string">
            <text:p>come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91253">
            <text:p>91253</text:p>
          </table:table-cell>
          <table:table-cell office:value-type="string">
            <text:p>Counts ko niche hi rakhna.</text:p>
          </table:table-cell>
          <table:table-cell office:value-type="string">
            <text:p>keep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52925">
            <text:p>52925</text:p>
          </table:table-cell>
          <table:table-cell office:value-type="string">
            <text:p>Mere programms ko successful hone do. Tab tum dekhna.</text:p>
          </table:table-cell>
          <table:table-cell office:value-type="string">
            <text:p>come i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30381">
            <text:p>30381</text:p>
          </table:table-cell>
          <table:table-cell table:style-name="ce2" office:value-type="string">
            <text:p>Music chala do.</text:p>
          </table:table-cell>
          <table:table-cell table:style-name="ce2" office:value-type="string">
            <text:p>put o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1585">
            <text:p>1585</text:p>
          </table:table-cell>
          <table:table-cell table:style-name="ce2" office:value-type="string">
            <text:p>Jo bhi maine information di, HR sab letter me likh di.</text:p>
          </table:table-cell>
          <table:table-cell table:style-name="ce2" office:value-type="string">
            <text:p>put dow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72655">
            <text:p>72655</text:p>
          </table:table-cell>
          <table:table-cell office:value-type="string">
            <text:p>Bachcha humainsha discussion ke bich me apne remarks aur doubts daal kar interupt karta hai.</text:p>
          </table:table-cell>
          <table:table-cell office:value-type="string">
            <text:p>put i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60150">
            <text:p>60150</text:p>
          </table:table-cell>
          <table:table-cell office:value-type="string">
            <text:p>Main baar baar bhul ja raha hun ki ye december hai.</text:p>
          </table:table-cell>
          <table:table-cell office:value-type="string">
            <text:p>keep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1548">
            <text:p>1548</text:p>
          </table:table-cell>
          <table:table-cell table:style-name="ce2" office:value-type="string">
            <text:p>Main sahi time par building se bahar nikal gya.</text:p>
          </table:table-cell>
          <table:table-cell table:style-name="ce2" office:value-type="string">
            <text:p>get out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47545">
            <text:p>47545</text:p>
          </table:table-cell>
          <table:table-cell office:value-type="string">
            <text:p>English learn karne ke liye tumhe efforts daalne honge.</text:p>
          </table:table-cell>
          <table:table-cell office:value-type="string">
            <text:p>put i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8827">
            <text:p>78827</text:p>
          </table:table-cell>
          <table:table-cell table:style-name="ce2" office:value-type="string">
            <text:p>News: Kal meeting me kai nai topics discuss hue.</text:p>
          </table:table-cell>
          <table:table-cell table:style-name="ce2" office:value-type="string">
            <text:p>come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18533">
            <text:p>18533</text:p>
          </table:table-cell>
          <table:table-cell table:style-name="ce3" office:value-type="string">
            <text:p>Is baar lagta hain Congress hi aayegi.</text:p>
          </table:table-cell>
          <table:table-cell table:style-name="ce3" office:value-type="string">
            <text:p>get i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93257">
            <text:p>93257</text:p>
          </table:table-cell>
          <table:table-cell table:style-name="ce2" office:value-type="string">
            <text:p>Wo dangerous Lion maar diya gya hai.</text:p>
          </table:table-cell>
          <table:table-cell table:style-name="ce2" office:value-type="string">
            <text:p>put dow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74112">
            <text:p>74112</text:p>
          </table:table-cell>
          <table:table-cell office:value-type="string">
            <text:p>Mujhe Pankaj ke saath rehna pad raha hai.</text:p>
          </table:table-cell>
          <table:table-cell office:value-type="string">
            <text:p>put up with</text:p>
          </table:table-cell>
          <table:table-cell table:number-columns-repeated="1021"/>
        </table:table-row>
        <table:table-row table:style-name="ro2">
          <table:table-cell table:formula="of:=RANDBETWEEN(1;100000)" office:value-type="float" office:value="30027">
            <text:p>30027</text:p>
          </table:table-cell>
          <table:table-cell office:value-type="string">
            <text:p>Wo upar gya, 2<text:span text:style-name="T1">nd</text:span> floor pe, apne friend se milne.</text:p>
          </table:table-cell>
          <table:table-cell office:value-type="string">
            <text:p>go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12809">
            <text:p>12809</text:p>
          </table:table-cell>
          <table:table-cell table:style-name="ce2" office:value-type="string">
            <text:p>Kal ek aur ship doob gai.</text:p>
          </table:table-cell>
          <table:table-cell table:style-name="ce2" office:value-type="string">
            <text:p>go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7435">
            <text:p>77435</text:p>
          </table:table-cell>
          <table:table-cell office:value-type="string">
            <text:p>Nitin ke Nana ne apne sons ko apne property se nikal jaane ko kaha.</text:p>
          </table:table-cell>
          <table:table-cell office:value-type="string">
            <text:p>get off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45469">
            <text:p>45469</text:p>
          </table:table-cell>
          <table:table-cell table:style-name="ce3" office:value-type="string">
            <text:p>Mujhe kal ek presentation karni hai.</text:p>
          </table:table-cell>
          <table:table-cell table:style-name="ce3" office:value-type="string">
            <text:p>put o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21136">
            <text:p>21136</text:p>
          </table:table-cell>
          <table:table-cell office:value-type="string">
            <text:p>Jaise taise government ne riots rok diye hain.</text:p>
          </table:table-cell>
          <table:table-cell office:value-type="string">
            <text:p>put dow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57673">
            <text:p>57673</text:p>
          </table:table-cell>
          <table:table-cell table:style-name="ce3" office:value-type="string">
            <text:p>Swich off kar do (bulb, candle, cigaratte, anything)</text:p>
          </table:table-cell>
          <table:table-cell table:style-name="ce3" office:value-type="string">
            <text:p>put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7230">
            <text:p>77230</text:p>
          </table:table-cell>
          <table:table-cell table:style-name="ce3" office:value-type="string">
            <text:p>Humain ab nikal jaana chahiye.</text:p>
          </table:table-cell>
          <table:table-cell table:style-name="ce3" office:value-type="string">
            <text:p>get off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5462">
            <text:p>75462</text:p>
          </table:table-cell>
          <table:table-cell table:style-name="ce3" office:value-type="string">
            <text:p>Maine apni team ke kafi important tasks utha rakhe hain.</text:p>
          </table:table-cell>
          <table:table-cell table:style-name="ce3" office:value-type="string">
            <text:p>take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93904">
            <text:p>93904</text:p>
          </table:table-cell>
          <table:table-cell office:value-type="string">
            <text:p>Wo bahar gya aur ek ladki ke sath wapis aaya.</text:p>
          </table:table-cell>
          <table:table-cell office:value-type="string">
            <text:p>go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31335">
            <text:p>31335</text:p>
          </table:table-cell>
          <table:table-cell office:value-type="string">
            <text:p>Aane wale elections ka share market pe kya farak padega?</text:p>
          </table:table-cell>
          <table:table-cell office:value-type="string">
            <text:p>come up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83342">
            <text:p>83342</text:p>
          </table:table-cell>
          <table:table-cell office:value-type="string">
            <text:p>Tum aaj kal kahan reh rahe ho.</text:p>
          </table:table-cell>
          <table:table-cell office:value-type="string">
            <text:p>put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89655">
            <text:p>89655</text:p>
          </table:table-cell>
          <table:table-cell table:style-name="ce3" office:value-type="string">
            <text:p>News: Ek announcement HR se aayi hai ki hai ki Rajesh new Team Manager hoga.</text:p>
          </table:table-cell>
          <table:table-cell table:style-name="ce3" office:value-type="string">
            <text:p>go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41082">
            <text:p>41082</text:p>
          </table:table-cell>
          <table:table-cell table:style-name="ce3" office:value-type="string">
            <text:p>Main thik hun. Tum apna kaam karte raho.</text:p>
          </table:table-cell>
          <table:table-cell table:style-name="ce3" office:value-type="string">
            <text:p>go on (carry on)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20605">
            <text:p>20605</text:p>
          </table:table-cell>
          <table:table-cell table:style-name="ce2" office:value-type="string">
            <text:p>Kushagra ke brother ne ab medicine lena band kar diya hai.</text:p>
          </table:table-cell>
          <table:table-cell table:style-name="ce2" office:value-type="string">
            <text:p>come off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10740">
            <text:p>10740</text:p>
          </table:table-cell>
          <table:table-cell office:value-type="string">
            <text:p>Main cold se sensitive hun, mujhe ek resistance khada karna hoga.</text:p>
          </table:table-cell>
          <table:table-cell office:value-type="string">
            <text:p>put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92458">
            <text:p>92458</text:p>
          </table:table-cell>
          <table:table-cell office:value-type="string">
            <text:p>Words to encourage someone to do something that they do not much want to do.</text:p>
          </table:table-cell>
          <table:table-cell office:value-type="string">
            <text:p>come o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85998">
            <text:p>85998</text:p>
          </table:table-cell>
          <table:table-cell table:style-name="ce2" office:value-type="string">
            <text:p>Not working: Mera computer temporarily kaam karna band kar diya hai.</text:p>
          </table:table-cell>
          <table:table-cell table:style-name="ce2" office:value-type="string">
            <text:p>go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93613">
            <text:p>93613</text:p>
          </table:table-cell>
          <table:table-cell table:style-name="ce2" office:value-type="string">
            <text:p>Sun (Suraj) badal ke piche chup gya hai.</text:p>
          </table:table-cell>
          <table:table-cell table:style-name="ce2" office:value-type="string">
            <text:p>go i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41864">
            <text:p>41864</text:p>
          </table:table-cell>
          <table:table-cell table:style-name="ce3" office:value-type="string">
            <text:p>Wo aisa dikha raha tha jaise jaanta hi na ho.</text:p>
          </table:table-cell>
          <table:table-cell table:style-name="ce3" office:value-type="string">
            <text:p>put o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77251">
            <text:p>77251</text:p>
          </table:table-cell>
          <table:table-cell table:style-name="ce3" office:value-type="string">
            <text:p>News: Kisi ko pata mat lagne dena.</text:p>
          </table:table-cell>
          <table:table-cell table:style-name="ce3" office:value-type="string">
            <text:p>let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46537">
            <text:p>46537</text:p>
          </table:table-cell>
          <table:table-cell office:value-type="string">
            <text:p>Sun (Suraj) nikal chuka hai.</text:p>
          </table:table-cell>
          <table:table-cell office:value-type="string">
            <text:p>come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2244">
            <text:p>72244</text:p>
          </table:table-cell>
          <table:table-cell table:style-name="ce3" office:value-type="string">
            <text:p>Sun (Suraj) chad chuka hai.</text:p>
          </table:table-cell>
          <table:table-cell table:style-name="ce3" office:value-type="string">
            <text:p>come up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78835">
            <text:p>78835</text:p>
          </table:table-cell>
          <table:table-cell table:style-name="ce2" office:value-type="string">
            <text:p>Jo bhi maine dekha, maine sab likh liya.</text:p>
          </table:table-cell>
          <table:table-cell table:style-name="ce2" office:value-type="string">
            <text:p>take dow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19192">
            <text:p>19192</text:p>
          </table:table-cell>
          <table:table-cell office:value-type="string">
            <text:p>Maine Bike kharidne ke decision ko delay kar diya hai.</text:p>
          </table:table-cell>
          <table:table-cell office:value-type="string">
            <text:p>put off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32394">
            <text:p>32394</text:p>
          </table:table-cell>
          <table:table-cell office:value-type="string">
            <text:p>Share price phir se upar aa rahe hain.</text:p>
          </table:table-cell>
          <table:table-cell office:value-type="string">
            <text:p>come up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80383">
            <text:p>80383</text:p>
          </table:table-cell>
          <table:table-cell office:value-type="string">
            <text:p>Main apne parents ko neecha nahi honi dunga.</text:p>
          </table:table-cell>
          <table:table-cell office:value-type="string">
            <text:p>let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66736">
            <text:p>66736</text:p>
          </table:table-cell>
          <table:table-cell office:value-type="string">
            <text:p>Andar aa jao.</text:p>
          </table:table-cell>
          <table:table-cell office:value-type="string">
            <text:p>come i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11220">
            <text:p>11220</text:p>
          </table:table-cell>
          <table:table-cell table:style-name="ce2" office:value-type="string">
            <text:p>Maine thief ko money nahi di.</text:p>
          </table:table-cell>
          <table:table-cell table:style-name="ce2" office:value-type="string">
            <text:p>give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98915">
            <text:p>98915</text:p>
          </table:table-cell>
          <table:table-cell office:value-type="string">
            <text:p>Main aaj kal ek chineese ladki ke sath bahar time pass kar raha hun.</text:p>
          </table:table-cell>
          <table:table-cell office:value-type="string">
            <text:p>go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59992">
            <text:p>59992</text:p>
          </table:table-cell>
          <table:table-cell office:value-type="string">
            <text:p>Wo niche gya apne friend se milne.</text:p>
          </table:table-cell>
          <table:table-cell office:value-type="string">
            <text:p>go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85332">
            <text:p>85332</text:p>
          </table:table-cell>
          <table:table-cell table:style-name="ce3" office:value-type="string">
            <text:p>Tumhain continuous 7 din server ko badi teams ke liye provide karna hoga.</text:p>
          </table:table-cell>
          <table:table-cell table:style-name="ce3" office:value-type="string">
            <text:p>keep up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28941">
            <text:p>28941</text:p>
          </table:table-cell>
          <table:table-cell office:value-type="string">
            <text:p>Usne make-up kiya aur bahar chali gai.</text:p>
          </table:table-cell>
          <table:table-cell office:value-type="string">
            <text:p>put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2801">
            <text:p>72801</text:p>
          </table:table-cell>
          <table:table-cell table:style-name="ce3" office:value-type="string">
            <text:p>Wo kafi thirsty tha, usne do glass pani gatka.</text:p>
          </table:table-cell>
          <table:table-cell table:style-name="ce3" office:value-type="string">
            <text:p>take i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62766">
            <text:p>62766</text:p>
          </table:table-cell>
          <table:table-cell office:value-type="string">
            <text:p>Police use le gai hai.</text:p>
          </table:table-cell>
          <table:table-cell office:value-type="string">
            <text:p>take i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4410">
            <text:p>74410</text:p>
          </table:table-cell>
          <table:table-cell office:value-type="string">
            <text:p>Abe rehne de. Aisa nahi ho sakta hai.</text:p>
          </table:table-cell>
          <table:table-cell office:value-type="string">
            <text:p>come off it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93936">
            <text:p>93936</text:p>
          </table:table-cell>
          <table:table-cell table:style-name="ce3" office:value-type="string">
            <text:p>Agar tum technical field me nahi to tab bhi tumhe nai applications ke saath chalna chahiye.</text:p>
          </table:table-cell>
          <table:table-cell table:style-name="ce3" office:value-type="string">
            <text:p>keep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20439">
            <text:p>20439</text:p>
          </table:table-cell>
          <table:table-cell office:value-type="string">
            <text:p>Upar uthao taki hum dekh sakain.</text:p>
          </table:table-cell>
          <table:table-cell office:value-type="string">
            <text:p>hold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51640">
            <text:p>51640</text:p>
          </table:table-cell>
          <table:table-cell table:style-name="ce3" office:value-type="string">
            <text:p>News: Humari kai secret informations leak ho gai hain.</text:p>
          </table:table-cell>
          <table:table-cell table:style-name="ce3" office:value-type="string">
            <text:p>get out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69397">
            <text:p>69397</text:p>
          </table:table-cell>
          <table:table-cell table:style-name="ce4" office:value-type="string">
            <text:p>News: HR ne announcement ki hai ki Rajesh new Team Manager hoga.</text:p>
          </table:table-cell>
          <table:table-cell table:style-name="ce3" office:value-type="string">
            <text:p>put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14342">
            <text:p>14342</text:p>
          </table:table-cell>
          <table:table-cell office:value-type="string">
            <text:p>Please thodi der ke liye uth jayiye, mujhe 5 min ke liye ye chine chahiye.</text:p>
          </table:table-cell>
          <table:table-cell office:value-type="string">
            <text:p>get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82974">
            <text:p>82974</text:p>
          </table:table-cell>
          <table:table-cell office:value-type="string">
            <text:p>Main Rajesh ki seat hathiyana chahata hun.</text:p>
          </table:table-cell>
          <table:table-cell office:value-type="string">
            <text:p>take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52739">
            <text:p>52739</text:p>
          </table:table-cell>
          <table:table-cell table:style-name="ce3" office:value-type="string">
            <text:p>Roy ki ek nai novel market me aa chuki hai.</text:p>
          </table:table-cell>
          <table:table-cell table:style-name="ce3" office:value-type="string">
            <text:p>come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3997">
            <text:p>3997</text:p>
          </table:table-cell>
          <table:table-cell office:value-type="string">
            <text:p>Wo finally maan gya ki wo nahi kar sakta.</text:p>
          </table:table-cell>
          <table:table-cell office:value-type="string">
            <text:p>give i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24056">
            <text:p>24056</text:p>
          </table:table-cell>
          <table:table-cell office:value-type="string">
            <text:p>Bahar aa jao.</text:p>
          </table:table-cell>
          <table:table-cell office:value-type="string">
            <text:p>come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3343">
            <text:p>73343</text:p>
          </table:table-cell>
          <table:table-cell office:value-type="string">
            <text:p>Ab use viswash nahi raha ki wo kar payega.</text:p>
          </table:table-cell>
          <table:table-cell office:value-type="string">
            <text:p>give up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14737">
            <text:p>14737</text:p>
          </table:table-cell>
          <table:table-cell office:value-type="string">
            <text:p>Maine apne friends ko reason diya ki mere father mujhe bike buy karne ko delay karwa rahe hain.</text:p>
          </table:table-cell>
          <table:table-cell office:value-type="string">
            <text:p>put off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16513">
            <text:p>16513</text:p>
          </table:table-cell>
          <table:table-cell office:value-type="string">
            <text:p>Not working: Lagta hai candle bhujne wali hai.</text:p>
          </table:table-cell>
          <table:table-cell office:value-type="string">
            <text:p>go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59340">
            <text:p>59340</text:p>
          </table:table-cell>
          <table:table-cell office:value-type="string">
            <text:p>Abki baar main competition me humainsha se achcha raha.</text:p>
          </table:table-cell>
          <table:table-cell office:value-type="string">
            <text:p>come off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8350">
            <text:p>8350</text:p>
          </table:table-cell>
          <table:table-cell office:value-type="string">
            <text:p>Counts ko upar hi rakhna.</text:p>
          </table:table-cell>
          <table:table-cell office:value-type="string">
            <text:p>keep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58377">
            <text:p>58377</text:p>
          </table:table-cell>
          <table:table-cell table:style-name="ce2" office:value-type="string">
            <text:p>Poverty mujhe unhappy kar deti hai.</text:p>
          </table:table-cell>
          <table:table-cell table:style-name="ce2" office:value-type="string">
            <text:p>get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36590">
            <text:p>36590</text:p>
          </table:table-cell>
          <table:table-cell table:style-name="ce2" office:value-type="string">
            <text:p>Mere office main sab se achchi friendship ho gai hai.</text:p>
          </table:table-cell>
          <table:table-cell table:style-name="ce2" office:value-type="string">
            <text:p>get o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54886">
            <text:p>54886</text:p>
          </table:table-cell>
          <table:table-cell office:value-type="string">
            <text:p>English learn karne ke liye tumhe time dena hoga.</text:p>
          </table:table-cell>
          <table:table-cell office:value-type="string">
            <text:p>put i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30620">
            <text:p>30620</text:p>
          </table:table-cell>
          <table:table-cell office:value-type="string">
            <text:p>Aaj bada din hai. Company ko chahiye ki wo humari chutti kar de.</text:p>
          </table:table-cell>
          <table:table-cell office:value-type="string">
            <text:p>let off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15425">
            <text:p>15425</text:p>
          </table:table-cell>
          <table:table-cell office:value-type="string">
            <text:p>Suddenly, exhaust ne gas chodi.</text:p>
          </table:table-cell>
          <table:table-cell office:value-type="string">
            <text:p>give off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74078">
            <text:p>74078</text:p>
          </table:table-cell>
          <table:table-cell office:value-type="string">
            <text:p>Partition karne ke liye un bhaiyon ne ghar ke bich me ek diwaar khadi kar di hai.</text:p>
          </table:table-cell>
          <table:table-cell office:value-type="string">
            <text:p>put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63014">
            <text:p>63014</text:p>
          </table:table-cell>
          <table:table-cell table:style-name="ce2" office:value-type="string">
            <text:p>Es baar Sales ki kai jobs aa rahi hain.</text:p>
          </table:table-cell>
          <table:table-cell table:style-name="ce2" office:value-type="string">
            <text:p>come up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95808">
            <text:p>95808</text:p>
          </table:table-cell>
          <table:table-cell table:style-name="ce2" office:value-type="string">
            <text:p>Tum kaise jaante ho ki usne mere se pucha? Tumne use aisa karne ko kaha?</text:p>
          </table:table-cell>
          <table:table-cell table:style-name="ce2" office:value-type="string">
            <text:p>put up to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40813">
            <text:p>40813</text:p>
          </table:table-cell>
          <table:table-cell office:value-type="string">
            <text:p>Tumhara is project me kya role hai?</text:p>
          </table:table-cell>
          <table:table-cell office:value-type="string">
            <text:p>come i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4234">
            <text:p>74234</text:p>
          </table:table-cell>
          <table:table-cell office:value-type="string">
            <text:p>Despite aching shoulders, nancy pakde rahi.</text:p>
          </table:table-cell>
          <table:table-cell office:value-type="string">
            <text:p>hold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94722">
            <text:p>94722</text:p>
          </table:table-cell>
          <table:table-cell office:value-type="string">
            <text:p>Main kafi busy hun. Tumhain mera itna time nahi lena chahiye.</text:p>
          </table:table-cell>
          <table:table-cell office:value-type="string">
            <text:p>take up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805">
            <text:p>805</text:p>
          </table:table-cell>
          <table:table-cell office:value-type="string">
            <text:p>Pankaj ne 100 rupe bet par lagaye.</text:p>
          </table:table-cell>
          <table:table-cell office:value-type="string">
            <text:p>put o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59565">
            <text:p>59565</text:p>
          </table:table-cell>
          <table:table-cell office:value-type="string">
            <text:p>Humain achche rest room ke liye request karni chahiye.</text:p>
          </table:table-cell>
          <table:table-cell office:value-type="string">
            <text:p>put i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23663">
            <text:p>23663</text:p>
          </table:table-cell>
          <table:table-cell table:style-name="ce3" office:value-type="string">
            <text:p>Tum baar baar karte raho.</text:p>
          </table:table-cell>
          <table:table-cell table:style-name="ce3" office:value-type="string">
            <text:p>keep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3605">
            <text:p>73605</text:p>
          </table:table-cell>
          <table:table-cell office:value-type="string">
            <text:p>Aeroplane kuch hi der me udne wala hai.</text:p>
          </table:table-cell>
          <table:table-cell office:value-type="string">
            <text:p>take off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22330">
            <text:p>22330</text:p>
          </table:table-cell>
          <table:table-cell office:value-type="string">
            <text:p>Sony thodi der me metting join karega.</text:p>
          </table:table-cell>
          <table:table-cell office:value-type="string">
            <text:p>come i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98073">
            <text:p>98073</text:p>
          </table:table-cell>
          <table:table-cell office:value-type="string">
            <text:p>Main subhe jaldi uthta hun.</text:p>
          </table:table-cell>
          <table:table-cell office:value-type="string">
            <text:p>get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67540">
            <text:p>67540</text:p>
          </table:table-cell>
          <table:table-cell office:value-type="string">
            <text:p>Please andar parvesh karain, bahar barish ho rahi hai.</text:p>
          </table:table-cell>
          <table:table-cell office:value-type="string">
            <text:p>get i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42769">
            <text:p>42769</text:p>
          </table:table-cell>
          <table:table-cell office:value-type="string">
            <text:p>Apne ghutno pe baith jaao.</text:p>
          </table:table-cell>
          <table:table-cell office:value-type="string">
            <text:p>go down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49713">
            <text:p>49713</text:p>
          </table:table-cell>
          <table:table-cell office:value-type="string">
            <text:p>Sun (Suraj) chup chuka hai.</text:p>
          </table:table-cell>
          <table:table-cell office:value-type="string">
            <text:p>go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36937">
            <text:p>36937</text:p>
          </table:table-cell>
          <table:table-cell table:style-name="ce2" office:value-type="string">
            <text:p>Not working: Bedroom ki light thodi der ke liye chali gai thi.</text:p>
          </table:table-cell>
          <table:table-cell table:style-name="ce2" office:value-type="string">
            <text:p>go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57111">
            <text:p>57111</text:p>
          </table:table-cell>
          <table:table-cell office:value-type="string">
            <text:p>Mujhe ek better deal ke liye rukna chahiye tha.</text:p>
          </table:table-cell>
          <table:table-cell office:value-type="string">
            <text:p>hold out</text:p>
          </table:table-cell>
          <table:table-cell table:style-name="ce2" table:number-columns-repeated="1021"/>
        </table:table-row>
        <table:table-row table:style-name="ro1">
          <table:table-cell table:style-name="ce2" table:formula="of:=RANDBETWEEN(1;100000)" office:value-type="float" office:value="32686">
            <text:p>32686</text:p>
          </table:table-cell>
          <table:table-cell office:value-type="string">
            <text:p>Humain ek tent khada karna hoga.</text:p>
          </table:table-cell>
          <table:table-cell office:value-type="string">
            <text:p>put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89676">
            <text:p>89676</text:p>
          </table:table-cell>
          <table:table-cell office:value-type="string">
            <text:p>Wo finally maan gya ki wo ye kaam kar dega.</text:p>
          </table:table-cell>
          <table:table-cell office:value-type="string">
            <text:p>give i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61108">
            <text:p>61108</text:p>
          </table:table-cell>
          <table:table-cell office:value-type="string">
            <text:p>Usne kapde daale aur bahar chali gai.</text:p>
          </table:table-cell>
          <table:table-cell office:value-type="string">
            <text:p>put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56742">
            <text:p>56742</text:p>
          </table:table-cell>
          <table:table-cell office:value-type="string">
            <text:p>Us chineese girl ne mera saamne apne kapde utaare.</text:p>
          </table:table-cell>
          <table:table-cell office:value-type="string">
            <text:p>take off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63018">
            <text:p>63018</text:p>
          </table:table-cell>
          <table:table-cell office:value-type="string">
            <text:p>Daily late aane ke baad bhi, Chaitnya kaise bach jata hai.</text:p>
          </table:table-cell>
          <table:table-cell office:value-type="string">
            <text:p>get off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75844">
            <text:p>75844</text:p>
          </table:table-cell>
          <table:table-cell office:value-type="string">
            <text:p>For this charity, tum kitni money de rahe ho.</text:p>
          </table:table-cell>
          <table:table-cell office:value-type="string">
            <text:p>put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3255">
            <text:p>73255</text:p>
          </table:table-cell>
          <table:table-cell table:style-name="ce3" office:value-type="string">
            <text:p>Not working: Pani padne ki wajha se, ye mobile kharab ho gya.</text:p>
          </table:table-cell>
          <table:table-cell table:style-name="ce3" office:value-type="string">
            <text:p>give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22358">
            <text:p>22358</text:p>
          </table:table-cell>
          <table:table-cell office:value-type="string">
            <text:p>Share price upar ja rahe hain.</text:p>
          </table:table-cell>
          <table:table-cell office:value-type="string">
            <text:p>go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84193">
            <text:p>84193</text:p>
          </table:table-cell>
          <table:table-cell table:style-name="ce3" office:value-type="string">
            <text:p>Machine kaam karna start kar di hai.</text:p>
          </table:table-cell>
          <table:table-cell table:style-name="ce3" office:value-type="string">
            <text:p>come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31631">
            <text:p>31631</text:p>
          </table:table-cell>
          <table:table-cell table:style-name="ce2" office:value-type="string">
            <text:p>Maine shake hands ke liye haath aage badhaya.</text:p>
          </table:table-cell>
          <table:table-cell table:style-name="ce2" office:value-type="string">
            <text:p>hold out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58948">
            <text:p>58948</text:p>
          </table:table-cell>
          <table:table-cell table:style-name="ce3" office:value-type="string">
            <text:p>Pankaj, ye public place hai, thumhain cigarette bhujha deni chahiye.</text:p>
          </table:table-cell>
          <table:table-cell table:style-name="ce3" office:value-type="string">
            <text:p>put out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39079">
            <text:p>39079</text:p>
          </table:table-cell>
          <table:table-cell office:value-type="string">
            <text:p>Ab ki baar Congress delhi se kisko khada (for CM) kar rahi hai?</text:p>
          </table:table-cell>
          <table:table-cell office:value-type="string">
            <text:p>put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62251">
            <text:p>62251</text:p>
          </table:table-cell>
          <table:table-cell table:style-name="ce3" office:value-type="string">
            <text:p>News: Kal ek news aayi ki bin laden abhi zinda hai.</text:p>
          </table:table-cell>
          <table:table-cell table:style-name="ce3" office:value-type="string">
            <text:p>come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4372">
            <text:p>74372</text:p>
          </table:table-cell>
          <table:table-cell table:style-name="ce3" office:value-type="string">
            <text:p>Not working: Saari machines eventually kaam karna band kar di hain.</text:p>
          </table:table-cell>
          <table:table-cell table:style-name="ce3" office:value-type="string">
            <text:p>give out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13157">
            <text:p>13157</text:p>
          </table:table-cell>
          <table:table-cell table:style-name="ce2" office:value-type="string">
            <text:p>Yahan ek poster chipka do.</text:p>
          </table:table-cell>
          <table:table-cell table:style-name="ce2" office:value-type="string">
            <text:p>put up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25264">
            <text:p>25264</text:p>
          </table:table-cell>
          <table:table-cell office:value-type="string">
            <text:p>Us chineese girl ne mujhe apni baanhoon me liya.</text:p>
          </table:table-cell>
          <table:table-cell office:value-type="string">
            <text:p>take i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0180">
            <text:p>70180</text:p>
          </table:table-cell>
          <table:table-cell office:value-type="string">
            <text:p>Maine Bike ke liye SBI se loan liya.</text:p>
          </table:table-cell>
          <table:table-cell office:value-type="string">
            <text:p>take out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53969">
            <text:p>53969</text:p>
          </table:table-cell>
          <table:table-cell table:style-name="ce3" office:value-type="string">
            <text:p>Uske ears bade tej hai, jo bhi sunata hai, andar le leta hai.</text:p>
          </table:table-cell>
          <table:table-cell table:style-name="ce3" office:value-type="string">
            <text:p>take i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99497">
            <text:p>99497</text:p>
          </table:table-cell>
          <table:table-cell office:value-type="string">
            <text:p>Use mat maaro. Aaj jaane do.</text:p>
          </table:table-cell>
          <table:table-cell office:value-type="string">
            <text:p>let off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64902">
            <text:p>64902</text:p>
          </table:table-cell>
          <table:table-cell table:style-name="ce3" office:value-type="string">
            <text:p>Switch on kar do (bulb, oven, music, anything)</text:p>
          </table:table-cell>
          <table:table-cell table:style-name="ce3" office:value-type="string">
            <text:p>put o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54774">
            <text:p>54774</text:p>
          </table:table-cell>
          <table:table-cell office:value-type="string">
            <text:p>Thumhain weight gain nahi karna chahiye.</text:p>
          </table:table-cell>
          <table:table-cell office:value-type="string">
            <text:p>put o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59061">
            <text:p>59061</text:p>
          </table:table-cell>
          <table:table-cell office:value-type="string">
            <text:p>Acting mat karo. Jaise ho waisa dikhao.</text:p>
          </table:table-cell>
          <table:table-cell office:value-type="string">
            <text:p>put o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88565">
            <text:p>88565</text:p>
          </table:table-cell>
          <table:table-cell office:value-type="string">
            <text:p>Water tank me ek hole hai jo ki paani bahar jaane de raha hai.</text:p>
          </table:table-cell>
          <table:table-cell office:value-type="string">
            <text:p>let out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28378">
            <text:p>28378</text:p>
          </table:table-cell>
          <table:table-cell table:style-name="ce3" office:value-type="string">
            <text:p>Maine Bike 75 ki li, booking ke time maine 5 diye.</text:p>
          </table:table-cell>
          <table:table-cell table:style-name="ce3" office:value-type="string">
            <text:p>put dow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81391">
            <text:p>81391</text:p>
          </table:table-cell>
          <table:table-cell table:style-name="ce2" office:value-type="string">
            <text:p>In office, Sony mera dhayan mere kaam se bata deta hai.</text:p>
          </table:table-cell>
          <table:table-cell table:style-name="ce2" office:value-type="string">
            <text:p>put off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86637">
            <text:p>86637</text:p>
          </table:table-cell>
          <table:table-cell office:value-type="string">
            <text:p>Upar aa jao.</text:p>
          </table:table-cell>
          <table:table-cell office:value-type="string">
            <text:p>come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95918">
            <text:p>95918</text:p>
          </table:table-cell>
          <table:table-cell office:value-type="string">
            <text:p>Niche aa jao.</text:p>
          </table:table-cell>
          <table:table-cell office:value-type="string">
            <text:p>come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24160">
            <text:p>24160</text:p>
          </table:table-cell>
          <table:table-cell office:value-type="string">
            <text:p>Activate: Main ek achcha sapna le raha tha, tabhi alarm bajta hai.</text:p>
          </table:table-cell>
          <table:table-cell office:value-type="string">
            <text:p>go off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36349">
            <text:p>36349</text:p>
          </table:table-cell>
          <table:table-cell office:value-type="string">
            <text:p>On weekends humain bahar kuch enjoyment karna chahiye</text:p>
          </table:table-cell>
          <table:table-cell office:value-type="string">
            <text:p>go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32855">
            <text:p>32855</text:p>
          </table:table-cell>
          <table:table-cell office:value-type="string">
            <text:p>Activate: Kuch der pahle ek bomb blast hua, aur kuch buildings ko destroy kar diya.</text:p>
          </table:table-cell>
          <table:table-cell office:value-type="string">
            <text:p>go off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81270">
            <text:p>81270</text:p>
          </table:table-cell>
          <table:table-cell office:value-type="string">
            <text:p>Uski legs use sambhal nahi pa rahi hai.</text:p>
          </table:table-cell>
          <table:table-cell office:value-type="string">
            <text:p>hold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69035">
            <text:p>69035</text:p>
          </table:table-cell>
          <table:table-cell office:value-type="string">
            <text:p>Share price niche aa rahe hain.</text:p>
          </table:table-cell>
          <table:table-cell office:value-type="string">
            <text:p>come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22530">
            <text:p>22530</text:p>
          </table:table-cell>
          <table:table-cell office:value-type="string">
            <text:p>Main English me achcha ho raha hun.</text:p>
          </table:table-cell>
          <table:table-cell office:value-type="string">
            <text:p>come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42378">
            <text:p>42378</text:p>
          </table:table-cell>
          <table:table-cell office:value-type="string">
            <text:p>Please tashreef rakhain. (baithain, letain)</text:p>
          </table:table-cell>
          <table:table-cell office:value-type="string">
            <text:p>get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25777">
            <text:p>25777</text:p>
          </table:table-cell>
          <table:table-cell office:value-type="string">
            <text:p>Wo andar gya aur kuch ladko ke sath bahar aaya.</text:p>
          </table:table-cell>
          <table:table-cell office:value-type="string">
            <text:p>go i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85547">
            <text:p>85547</text:p>
          </table:table-cell>
          <table:table-cell table:style-name="ce3" office:value-type="string">
            <text:p>Ese abhi bhi viswash hai ki aisa hoga.</text:p>
          </table:table-cell>
          <table:table-cell table:style-name="ce3" office:value-type="string">
            <text:p>hold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18221">
            <text:p>18221</text:p>
          </table:table-cell>
          <table:table-cell office:value-type="string">
            <text:p>Us chineese girl ne mujhe dhokha diya.</text:p>
          </table:table-cell>
          <table:table-cell office:value-type="string">
            <text:p>take i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99031">
            <text:p>99031</text:p>
          </table:table-cell>
          <table:table-cell office:value-type="string">
            <text:p>Please wait kariye thodi der ke liye.</text:p>
          </table:table-cell>
          <table:table-cell office:value-type="string">
            <text:p>hold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904">
            <text:p>7904</text:p>
          </table:table-cell>
          <table:table-cell table:style-name="ce2" office:value-type="string">
            <text:p>Maine use baahar hi rok ke rakha.</text:p>
          </table:table-cell>
          <table:table-cell table:style-name="ce2" office:value-type="string">
            <text:p>hold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2414">
            <text:p>2414</text:p>
          </table:table-cell>
          <table:table-cell office:value-type="string">
            <text:p>Is medicine ko gale se utarna bada mushkil hai.</text:p>
          </table:table-cell>
          <table:table-cell office:value-type="string">
            <text:p>get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30662">
            <text:p>30662</text:p>
          </table:table-cell>
          <table:table-cell table:style-name="ce3" office:value-type="string">
            <text:p>Ek dum se usne attacking appearence le liya.</text:p>
          </table:table-cell>
          <table:table-cell table:style-name="ce3" office:value-type="string">
            <text:p>take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66852">
            <text:p>66852</text:p>
          </table:table-cell>
          <table:table-cell table:style-name="ce2" office:value-type="string">
            <text:p>Not working: Ise mat kho, ye kharab ho chuka hai.</text:p>
          </table:table-cell>
          <table:table-cell table:style-name="ce2" office:value-type="string">
            <text:p>go off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41493">
            <text:p>41493</text:p>
          </table:table-cell>
          <table:table-cell table:style-name="ce2" office:value-type="string">
            <text:p>Main us chineese girl ko restraurant le gya.</text:p>
          </table:table-cell>
          <table:table-cell table:style-name="ce2" office:value-type="string">
            <text:p>take out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92912">
            <text:p>92912</text:p>
          </table:table-cell>
          <table:table-cell office:value-type="string">
            <text:p>Chaitanya ise aaram se tukde tukde kar sakta hai.</text:p>
          </table:table-cell>
          <table:table-cell office:value-type="string">
            <text:p>take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41224">
            <text:p>41224</text:p>
          </table:table-cell>
          <table:table-cell table:style-name="ce3" office:value-type="string">
            <text:p>Main Rajesh ko daba kar rakhna chahta hun.</text:p>
          </table:table-cell>
          <table:table-cell table:style-name="ce3" office:value-type="string">
            <text:p>hold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54649">
            <text:p>54649</text:p>
          </table:table-cell>
          <table:table-cell table:style-name="ce3" office:value-type="string">
            <text:p>Sar dard hone laga hai.</text:p>
          </table:table-cell>
          <table:table-cell table:style-name="ce3" office:value-type="string">
            <text:p>come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18176">
            <text:p>18176</text:p>
          </table:table-cell>
          <table:table-cell office:value-type="string">
            <text:p>Kuch andar mat rakho. Mujhe bata do.</text:p>
          </table:table-cell>
          <table:table-cell office:value-type="string">
            <text:p>hold i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11403">
            <text:p>11403</text:p>
          </table:table-cell>
          <table:table-cell office:value-type="string">
            <text:p>Ship me ek hole hai jo ki paani andar jaane de raha hai.</text:p>
          </table:table-cell>
          <table:table-cell office:value-type="string">
            <text:p>let in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8618">
            <text:p>8618</text:p>
          </table:table-cell>
          <table:table-cell office:value-type="string">
            <text:p>Kabhi kabhi TVS RTR Black mujhe Avenger buy karne se rokti hai.</text:p>
          </table:table-cell>
          <table:table-cell office:value-type="string">
            <text:p>put off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17673">
            <text:p>17673</text:p>
          </table:table-cell>
          <table:table-cell office:value-type="string">
            <text:p>Samay ke sath sath renewable energy se related instruments ki demand badh rahi hai.</text:p>
          </table:table-cell>
          <table:table-cell office:value-type="string">
            <text:p>go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6304">
            <text:p>76304</text:p>
          </table:table-cell>
          <table:table-cell office:value-type="string">
            <text:p>Do saal ke experience ke baad, uska career unchi udaan liya.</text:p>
          </table:table-cell>
          <table:table-cell office:value-type="string">
            <text:p>take off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63391">
            <text:p>63391</text:p>
          </table:table-cell>
          <table:table-cell office:value-type="string">
            <text:p>Gas pe 'pan of water' sim par chadha do.</text:p>
          </table:table-cell>
          <table:table-cell office:value-type="string">
            <text:p>put o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76734">
            <text:p>76734</text:p>
          </table:table-cell>
          <table:table-cell office:value-type="string">
            <text:p>Kal kai shop aag me jal gai.</text:p>
          </table:table-cell>
          <table:table-cell office:value-type="string">
            <text:p>go up</text:p>
          </table:table-cell>
          <table:table-cell table:number-columns-repeated="1021"/>
        </table:table-row>
        <table:table-row table:style-name="ro1">
          <table:table-cell table:style-name="ce2" table:formula="of:=RANDBETWEEN(1;100000)" office:value-type="float" office:value="64868">
            <text:p>64868</text:p>
          </table:table-cell>
          <table:table-cell office:value-type="string">
            <text:p>Rain ruk gai hai.</text:p>
          </table:table-cell>
          <table:table-cell office:value-type="string">
            <text:p>let up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91769">
            <text:p>91769</text:p>
          </table:table-cell>
          <table:table-cell office:value-type="string">
            <text:p>Share price niche ja rahe hain.</text:p>
          </table:table-cell>
          <table:table-cell office:value-type="string">
            <text:p>go down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58125">
            <text:p>58125</text:p>
          </table:table-cell>
          <table:table-cell table:style-name="ce3" office:value-type="string">
            <text:p>Kya aap apna flat kiraye par dena chahte ho?</text:p>
          </table:table-cell>
          <table:table-cell table:style-name="ce3" office:value-type="string">
            <text:p>let out</text:p>
          </table:table-cell>
          <table:table-cell table:number-columns-repeated="1021"/>
        </table:table-row>
        <table:table-row table:style-name="ro1">
          <table:table-cell table:formula="of:=RANDBETWEEN(1;100000)" office:value-type="float" office:value="51505">
            <text:p>51505</text:p>
          </table:table-cell>
          <table:table-cell office:value-type="string">
            <text:p>Chor ne use gun point pe pakda aur money cheen liya.</text:p>
          </table:table-cell>
          <table:table-cell office:value-type="string">
            <text:p>hold up</text:p>
          </table:table-cell>
          <table:table-cell table:number-columns-repeated="1021"/>
        </table:table-row>
        <table:table-row table:style-name="ro1" table:number-rows-repeated="65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C1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1/10/2009</text:date>, <text:time>05:4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9T19:35:00</meta:creation-date>
    <dc:date>2009-10-11T05:40:49</dc:date>
    <meta:editing-duration>PT10H13M12S</meta:editing-duration>
    <meta:editing-cycles>359</meta:editing-cycles>
    <meta:generator>OpenOffice.org/3.0$Linux OpenOffice.org_project/300m15$Build-9379</meta:generator>
    <meta:document-statistic meta:table-count="3" meta:cell-count="423" meta:object-count="0"/>
    <meta:user-defined meta:name="Info 1"/>
    <meta:user-defined meta:name="Info 2"/>
    <meta:user-defined meta:name="Info 3"/>
    <meta:user-defined meta:name="Info 4"/>
  </office:meta>
</office:document-meta>
</file>